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Raw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2]+0.2*[.F2]+0.3*[.H2]+0.15*[.D2]+0.15*[.E2]" office:value-type="float" office:value="0.85" calcext:value-type="float">
            <text:p>0.85</text:p>
          </table:table-cell>
          <table:table-cell table:formula="of:=[.I2]+0.03" office:value-type="float" office:value="0.88" calcext:value-type="float">
            <text:p>0.88</text:p>
          </table:table-cell>
          <table:table-cell office:value-type="string" calcext:value-type="string">
            <text:p>B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3]+0.2*[.F3]+0.3*[.H3]+0.15*[.D3]+0.15*[.E3]" office:value-type="float" office:value="0.95" calcext:value-type="float">
            <text:p>0.95</text:p>
          </table:table-cell>
          <table:table-cell table:formula="of:=[.I3]+0.03" office:value-type="float" office:value="0.98" calcext:value-type="float">
            <text:p>0.98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9" office:value-type="float" office:value="0.9" calcext:value-type="float">
            <text:p>0.9</text:p>
          </table:table-cell>
          <table:table-cell table:formula="of:=[.G4]+0.2*[.F4]+0.3*[.H4]+0.15*[.D4]+0.15*[.E4]" office:value-type="float" office:value="0.675" calcext:value-type="float">
            <text:p>0.675</text:p>
          </table:table-cell>
          <table:table-cell table:formula="of:=[.I4]+0.03" office:value-type="float" office:value="0.705" calcext:value-type="float">
            <text:p>0.705</text:p>
          </table:table-cell>
          <table:table-cell office:value-type="string" calcext:value-type="string">
            <text:p>C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0/100" office:value-type="float" office:value="0.9" calcext:value-type="float">
            <text:p>0.9</text:p>
          </table:table-cell>
          <table:table-cell table:formula="of:=[.G5]+0.2*[.F5]+0.3*[.H5]+0.15*[.D5]+0.15*[.E5]" office:value-type="float" office:value="0.935" calcext:value-type="float">
            <text:p>0.935</text:p>
          </table:table-cell>
          <table:table-cell table:formula="of:=[.I5]+0.03" office:value-type="float" office:value="0.965" calcext:value-type="float">
            <text:p>0.965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0.15" office:value-type="float" office:value="0.15" calcext:value-type="float">
            <text:p>0.15</text:p>
          </table:table-cell>
          <table:table-cell table:formula="of:=60/100" office:value-type="float" office:value="0.6" calcext:value-type="float">
            <text:p>0.6</text:p>
          </table:table-cell>
          <table:table-cell table:formula="of:=[.G6]+0.2*[.F6]+0.3*[.H6]+0.15*[.D6]+0.15*[.E6]" office:value-type="float" office:value="0.695" calcext:value-type="float">
            <text:p>0.695</text:p>
          </table:table-cell>
          <table:table-cell table:formula="of:=[.I6]+0.03" office:value-type="float" office:value="0.725" calcext:value-type="float">
            <text:p>0.725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5" office:value-type="float" office:value="0.15" calcext:value-type="float">
            <text:p>0.15</text:p>
          </table:table-cell>
          <table:table-cell table:formula="of:=0.8" office:value-type="float" office:value="0.8" calcext:value-type="float">
            <text:p>0.8</text:p>
          </table:table-cell>
          <table:table-cell table:formula="of:=[.G7]+0.2*[.F7]+0.3*[.H7]+0.15*[.D7]+0.15*[.E7]" office:value-type="float" office:value="0.795" calcext:value-type="float">
            <text:p>0.795</text:p>
          </table:table-cell>
          <table:table-cell table:formula="of:=[.I7]+0.03" office:value-type="float" office:value="0.825" calcext:value-type="float">
            <text:p>0.825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formula="of:=0" office:value-type="float" office:value="0" calcext:value-type="float">
            <text:p>0</text:p>
          </table:table-cell>
          <table:table-cell table:formula="of:=[.G8]+0.2*[.F8]+0.3*[.H8]+0.15*[.D8]+0.15*[.E8]" office:value-type="float" office:value="0.345" calcext:value-type="float">
            <text:p>0.345</text:p>
          </table:table-cell>
          <table:table-cell table:formula="of:=[.I8]+0.03" office:value-type="float" office:value="0.375" calcext:value-type="float">
            <text:p>0.37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formula="of:=80/100" office:value-type="float" office:value="0.8" calcext:value-type="float">
            <text:p>0.8</text:p>
          </table:table-cell>
          <table:table-cell table:formula="of:=0.1" office:value-type="float" office:value="0.1" calcext:value-type="float">
            <text:p>0.1</text:p>
          </table:table-cell>
          <table:table-cell table:formula="of:=1" office:value-type="float" office:value="1" calcext:value-type="float">
            <text:p>1</text:p>
          </table:table-cell>
          <table:table-cell table:formula="of:=[.G9]+0.2*[.F9]+0.3*[.H9]+0.15*[.D9]+0.15*[.E9]" office:value-type="float" office:value="0.785" calcext:value-type="float">
            <text:p>0.785</text:p>
          </table:table-cell>
          <table:table-cell table:formula="of:=[.I9]+0.03" office:value-type="float" office:value="0.815" calcext:value-type="float">
            <text:p>0.815</text:p>
          </table:table-cell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50/100" office:value-type="float" office:value="0.5" calcext:value-type="float">
            <text:p>0.5</text:p>
          </table:table-cell>
          <table:table-cell table:formula="of:=0.1"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formula="of:=[.G10]+0.2*[.F10]+0.3*[.H10]+0.15*[.D10]+0.15*[.E10]" office:value-type="float" office:value="0.455" calcext:value-type="float">
            <text:p>0.455</text:p>
          </table:table-cell>
          <table:table-cell table:formula="of:=[.I10]+0.03" office:value-type="float" office:value="0.485" calcext:value-type="float">
            <text:p>0.48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0.1" office:value-type="float" office:value="0.1" calcext:value-type="float">
            <text:p>0.1</text:p>
          </table:table-cell>
          <table:table-cell table:formula="of:=80/100" office:value-type="float" office:value="0.8" calcext:value-type="float">
            <text:p>0.8</text:p>
          </table:table-cell>
          <table:table-cell table:formula="of:=[.G11]+0.2*[.F11]+0.3*[.H11]+0.15*[.D11]+0.15*[.E11]" office:value-type="float" office:value="0.735" calcext:value-type="float">
            <text:p>0.735</text:p>
          </table:table-cell>
          <table:table-cell table:formula="of:=[.I11]+0.03" office:value-type="float" office:value="0.765" calcext:value-type="float">
            <text:p>0.765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 table:formula="of:=0.5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  <table:table-cell table:formula="of:=70/100" office:value-type="float" office:value="0.7" calcext:value-type="float">
            <text:p>0.7</text:p>
          </table:table-cell>
          <table:table-cell table:formula="of:=0.1" office:value-type="float" office:value="0.1" calcext:value-type="float">
            <text:p>0.1</text:p>
          </table:table-cell>
          <table:table-cell table:formula="of:=0.85" office:value-type="float" office:value="0.85" calcext:value-type="float">
            <text:p>0.85</text:p>
          </table:table-cell>
          <table:table-cell table:formula="of:=[.G12]+0.2*[.F12]+0.3*[.H12]+0.15*[.D12]+0.15*[.E12]" office:value-type="float" office:value="0.66" calcext:value-type="float">
            <text:p>0.66</text:p>
          </table:table-cell>
          <table:table-cell table:formula="of:=[.I12]+0.03" office:value-type="float" office:value="0.69" calcext:value-type="float">
            <text:p>0.69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2-15T13:49:26.388209818</dc:date>
    <meta:editing-duration>P1DT9H1M37S</meta:editing-duration>
    <meta:editing-cycles>137</meta:editing-cycles>
    <meta:document-statistic meta:table-count="1" meta:cell-count="132" meta:object-count="0"/>
  </office:meta>
</office:document-meta>
</file>